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de45" officeooo:paragraph-rsid="001ede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Assignment one for EECS 376</text:p>
      <text:p text:style-name="P1"/>
      <text:p text:style-name="P1">Mingxin Liu</text:p>
      <text:p text:style-name="P1">mxl592</text:p>
      <text:p text:style-name="P1"/>
      <text:p text:style-name="P1"/>
      <text:p text:style-name="P1"/>
      <text:p text:style-name="P1"/>
      <text:p text:style-name="P1"/>
      <text:p text:style-name="P1">Introduction:</text:p>
      <text:p text:style-name="P1"/>
      <text:p text:style-name="P1"/>
      <text:p text:style-name="P1"><text:s text:c="2"/>For the first assignment I am asked to modify the file stdr_open_loop_commander.cpp to enable the robot to find its path to the left upper corner of the map.</text:p>
      <text:p text:style-name="P1"/>
      <text:p text:style-name="P1"/>
      <text:p text:style-name="P1">Procedure:</text:p>
      <text:p text:style-name="P1"/>
      <text:p text:style-name="P1"/>
      <text:p text:style-name="P1"><text:s text:c="2"/>Because the action of the robot is not continues, therefore each twist and move is an individual action. I wanted the robot to go the shortest path, along the left most wall and up so I made plans accordingly. I tested the angle and length after many times of trials in order to find the best fit for the pathway. In the end the robot successfully made its way to the left upper corn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21:23:08.786665956</meta:creation-date>
    <dc:date>2017-01-31T21:28:29.890177845</dc:date>
    <meta:editing-duration>P0D</meta:editing-duration>
    <meta:editing-cycles>1</meta:editing-cycles>
    <meta:document-statistic meta:table-count="0" meta:image-count="0" meta:object-count="0" meta:page-count="1" meta:paragraph-count="7" meta:word-count="112" meta:character-count="620" meta:non-whitespace-character-count="505"/>
    <meta:generator>LibreOffice/4.2.8.2$Linux_X86_64 LibreOffice_project/420m0$Build-2</meta:generator>
  </office:meta>
</office:document-meta>
</file>